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0000005560000026B28479544.png"/>
  <manifest:file-entry manifest:media-type="image/png" manifest:full-path="Pictures/10000000000000CB0000002E6E0D23BB.png"/>
  <manifest:file-entry manifest:media-type="image/jpeg" manifest:full-path="Pictures/10000000000000D2000000477B32043A.jpg"/>
  <manifest:file-entry manifest:media-type="image/png" manifest:full-path="Pictures/10000201000002590000025873BC47DC.png"/>
  <manifest:file-entry manifest:media-type="image/png" manifest:full-path="Pictures/100000000000009800000046E68DC5D8.png"/>
  <manifest:file-entry manifest:media-type="image/gif" manifest:full-path="Pictures/100002000000000A0000000ADFBE81A4.gif"/>
  <manifest:file-entry manifest:media-type="image/png" manifest:full-path="Pictures/100002000000029200000119F223ABDE.png"/>
  <manifest:file-entry manifest:media-type="image/png" manifest:full-path="Pictures/100000000000012E0000005EC8F2AFB6.png"/>
  <manifest:file-entry manifest:media-type="image/png" manifest:full-path="Pictures/10000000000000200000002000309F1C.png"/>
  <manifest:file-entry manifest:media-type="image/jpeg" manifest:full-path="Pictures/10000000000000610000002A0885880C.jpg"/>
  <manifest:file-entry manifest:media-type="image/png" manifest:full-path="Pictures/100000000000012A0000004D553C3513.png"/>
  <manifest:file-entry manifest:media-type="image/png" manifest:full-path="Pictures/10000000000003130000011404E69430.png"/>
  <manifest:file-entry manifest:media-type="image/png" manifest:full-path="Pictures/100000000000009600000096FB125A86.png"/>
  <manifest:file-entry manifest:media-type="image/gif" manifest:full-path="Pictures/100002000000000A0000000ADDA84F49.gif"/>
  <manifest:file-entry manifest:media-type="image/png" manifest:full-path="Pictures/10000000000000AE0000003A5A143551.png"/>
  <manifest:file-entry manifest:media-type="image/jpeg" manifest:full-path="Pictures/10000000000008700000022BDA0E7E32.jpg"/>
  <manifest:file-entry manifest:media-type="image/jpeg" manifest:full-path="Pictures/10000000000000920000002DA0FE005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solid" svg:stroke-color="#000000" draw:fill="none" draw:fill-color="#ffffff" draw:textarea-horizontal-align="left" draw:auto-grow-height="true" draw:auto-grow-width="true" fo:min-height="0.484cm" fo:min-width="0cm"/>
    </style:style>
    <style:style style:name="gr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draw:auto-grow-height="true" draw:auto-grow-width="false" fo:min-height="0cm" fo:min-width="0.862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3.261cm" fo:min-width="8.276cm"/>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R0.2.1-T0.1-TemplatePresentationFrancePROTEUS-title">
      <style:graphic-properties draw:stroke="none" draw:fill="none" draw:fill-color="#ffffff" draw:auto-grow-height="true" fo:min-height="2.001cm" draw:shadow="hidden" draw:shadow-color="#808080"/>
    </style:style>
    <style:style style:name="pr2" style:family="presentation" style:parent-style-name="R0.2.1-T0.1-TemplatePresentationFrancePROTEUS-notes">
      <style:graphic-properties draw:stroke="none" draw:fill="none" draw:fill-color="#ffffff" draw:auto-grow-height="true" fo:min-height="11.428cm" draw:shadow="hidden"/>
    </style:style>
    <style:style style:name="P1" style:family="paragraph">
      <style:paragraph-properties style:writing-mode="lr-tb" style:font-independent-line-spacing="true"/>
    </style:style>
    <style:style style:name="P2" style:family="paragraph">
      <style:text-properties fo:font-size="20pt"/>
    </style:style>
    <style:style style:name="T1" style:family="text">
      <style:text-properties fo:color="#008000"/>
    </style:style>
    <style:style style:name="T2"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Introduction" draw:style-name="dp1" draw:master-page-name="R0.2.1-T0.1-TemplatePresentationFrancePROTEUS" presentation:presentation-page-layout-name="AL1T1" presentation:use-date-time-name="dtd1">
        <office:forms form:automatic-focus="false" form:apply-design-mode="false"/>
        <draw:frame presentation:style-name="pr1" draw:layer="layout" svg:width="21cm" svg:height="2.001cm" svg:x="0.4cm" svg:y="0.2cm" presentation:class="title">
          <draw:text-box>
            <text:p>Dépendances</text:p>
          </draw:text-box>
        </draw:frame>
        <draw:custom-shape draw:style-name="gr1" draw:text-style-name="P1" draw:layer="layout" svg:width="0.512cm" svg:height="1.019cm" svg:x="0.917cm" svg:y="16.986cm">
          <text:p/>
          <draw:enhanced-geometry svg:viewBox="0 0 21600 21600" draw:type="mso-spt202" draw:enhanced-path="M 0 0 L 21600 0 21600 21600 0 21600 0 0 Z N"/>
        </draw:custom-shape>
        <draw:frame draw:style-name="gr2" draw:id="id4" draw:layer="layout" svg:width="1.768cm" svg:height="0.83cm" svg:x="8.914cm" svg:y="6.575cm">
          <draw:text-box>
            <text:p>robo</text:p>
          </draw:text-box>
        </draw:frame>
        <draw:frame draw:style-name="gr3" draw:id="id8" draw:layer="layout" svg:width="1.874cm" svg:height="0.83cm" svg:x="10.36cm" svg:y="3.011cm">
          <draw:text-box>
            <text:p>expe</text:p>
          </draw:text-box>
        </draw:frame>
        <draw:frame draw:style-name="gr3" draw:id="id3" draw:layer="layout" svg:width="1.662cm" svg:height="0.83cm" svg:x="11.769cm" svg:y="11.386cm">
          <draw:text-box>
            <text:p>envi</text:p>
          </draw:text-box>
        </draw:frame>
        <draw:frame draw:style-name="gr4" draw:id="id1" draw:layer="layout" svg:width="1.834cm" svg:height="0.83cm" svg:x="8.154cm" svg:y="13.755cm">
          <draw:text-box>
            <text:p>info</text:p>
          </draw:text-box>
        </draw:frame>
        <draw:frame draw:style-name="gr3" draw:id="id2" draw:layer="layout" svg:width="1.734cm" svg:height="0.83cm" svg:x="9.831cm" svg:y="15.829cm">
          <draw:text-box>
            <text:p>kern</text:p>
          </draw:text-box>
        </draw:frame>
        <draw:frame draw:style-name="gr3" draw:id="id7" draw:layer="layout" svg:width="1.806cm" svg:height="0.83cm" svg:x="3.461cm" svg:y="6.522cm">
          <draw:text-box>
            <text:p>miss</text:p>
          </draw:text-box>
        </draw:frame>
        <draw:frame draw:style-name="gr3" draw:id="id5" draw:layer="layout" svg:width="1.84cm" svg:height="0.83cm" svg:x="1.453cm" svg:y="9.457cm">
          <draw:text-box>
            <text:p>simu</text:p>
          </draw:text-box>
        </draw:frame>
        <draw:frame draw:style-name="gr3" draw:id="id6" draw:layer="layout" svg:width="1.632cm" svg:height="0.83cm" svg:x="5.627cm" svg:y="11.16cm">
          <draw:text-box>
            <text:p>syst</text:p>
          </draw:text-box>
        </draw:frame>
        <draw:connector draw:style-name="gr5" draw:layer="layout" draw:type="curve" svg:x1="9.071cm" svg:y1="14.585cm" svg:x2="10.698cm" svg:y2="15.829cm" draw:start-shape="id1" draw:start-glue-point="2" draw:end-shape="id2" draw:end-glue-point="0" svg:d="m9071 14585c0 933 1627 311 1627 1244">
          <text:p/>
        </draw:connector>
        <draw:connector draw:style-name="gr5" draw:layer="layout" draw:type="curve" svg:x1="12.6cm" svg:y1="12.216cm" svg:x2="9.071cm" svg:y2="13.755cm" draw:start-shape="id3" draw:start-glue-point="2" draw:end-shape="id1" draw:end-glue-point="0" svg:d="m12600 12216c0 1155-3529 386-3529 1539">
          <text:p/>
        </draw:connector>
        <draw:connector draw:style-name="gr5" draw:layer="layout" draw:type="curve" svg:x1="12.6cm" svg:y1="12.216cm" svg:x2="10.698cm" svg:y2="15.829cm" draw:start-shape="id3" draw:start-glue-point="2" draw:end-shape="id2" svg:d="m12600 12216c0 2710-1902 904-1902 3613">
          <text:p/>
        </draw:connector>
        <draw:connector draw:style-name="gr5" draw:layer="layout" draw:type="curve" svg:x1="9.798cm" svg:y1="7.405cm" svg:x2="12.6cm" svg:y2="11.386cm" draw:start-shape="id4" draw:start-glue-point="2" draw:end-shape="id3" draw:end-glue-point="0" svg:d="m9798 7405c0 2986 2802 996 2802 3981">
          <text:p/>
        </draw:connector>
        <draw:connector draw:style-name="gr5" draw:layer="layout" draw:type="curve" svg:x1="9.798cm" svg:y1="7.405cm" svg:x2="9.071cm" svg:y2="13.755cm" draw:start-shape="id4" draw:start-glue-point="2" draw:end-shape="id1" draw:end-glue-point="0" svg:d="m9798 7405c0 4762-727 1588-727 6350">
          <text:p/>
        </draw:connector>
        <draw:connector draw:style-name="gr5" draw:layer="layout" draw:type="curve" draw:line-skew="-3.537cm 2.909cm" svg:x1="9.798cm" svg:y1="7.405cm" svg:x2="11.565cm" svg:y2="16.244cm" draw:start-shape="id4" draw:start-glue-point="2" draw:end-shape="id2" draw:end-glue-point="1" svg:d="m9798 7405c0 1012 2589 843 4309 2800s2573 6039-2542 6039">
          <text:p/>
        </draw:connector>
        <draw:connector draw:style-name="gr5" draw:layer="layout" draw:type="curve" svg:x1="2.373cm" svg:y1="10.287cm" svg:x2="9.831cm" svg:y2="16.244cm" draw:start-shape="id5" draw:start-glue-point="2" draw:end-shape="id2" draw:end-glue-point="3" svg:d="m2373 10287c0 3972 2486 5957 7458 5957">
          <text:p/>
        </draw:connector>
        <draw:connector draw:style-name="gr5" draw:layer="layout" draw:type="curve" svg:x1="6.443cm" svg:y1="11.99cm" svg:x2="9.071cm" svg:y2="13.755cm" draw:start-shape="id6" draw:start-glue-point="2" draw:end-shape="id1" draw:end-glue-point="0" svg:d="m6443 11990c0 1324 2628 442 2628 1765">
          <text:p/>
        </draw:connector>
        <draw:connector draw:style-name="gr5" draw:layer="layout" draw:type="curve" svg:x1="6.443cm" svg:y1="11.99cm" svg:x2="9.831cm" svg:y2="16.244cm" draw:start-shape="id6" draw:start-glue-point="2" draw:end-shape="id2" draw:end-glue-point="3" svg:d="m6443 11990c0 2836 1129 4254 3388 4254">
          <text:p/>
        </draw:connector>
        <draw:connector draw:style-name="gr5" draw:layer="layout" draw:type="curve" svg:x1="9.798cm" svg:y1="7.405cm" svg:x2="6.443cm" svg:y2="11.16cm" draw:start-shape="id4" draw:start-glue-point="2" draw:end-shape="id6" svg:d="m9798 7405c0 2817-3355 940-3355 3755">
          <text:p/>
        </draw:connector>
        <draw:connector draw:style-name="gr5" draw:layer="layout" draw:type="curve" svg:x1="4.364cm" svg:y1="7.352cm" svg:x2="6.443cm" svg:y2="11.16cm" draw:start-shape="id7" draw:start-glue-point="2" draw:end-shape="id6" draw:end-glue-point="0" svg:d="m4364 7352c0 2856 2079 952 2079 3808">
          <text:p/>
        </draw:connector>
        <draw:connector draw:style-name="gr5" draw:layer="layout" draw:type="curve" draw:line-skew="-1.109cm" svg:x1="4.364cm" svg:y1="7.352cm" svg:x2="9.071cm" svg:y2="13.755cm" draw:start-shape="id7" draw:start-glue-point="2" draw:end-shape="id1" draw:end-glue-point="0" svg:d="m4364 7352c0 3139 4707-62 4707 6403">
          <text:p/>
        </draw:connector>
        <draw:connector draw:style-name="gr5" draw:layer="layout" draw:type="curve" svg:x1="4.364cm" svg:y1="7.352cm" svg:x2="9.831cm" svg:y2="16.244cm" draw:start-shape="id7" draw:start-glue-point="2" draw:end-shape="id2" draw:end-glue-point="3" svg:d="m4364 7352c0 5928 1822 8892 5467 8892">
          <text:p/>
        </draw:connector>
        <draw:connector draw:style-name="gr5" draw:layer="layout" draw:type="curve" draw:line-skew="-1.75cm" svg:x1="11.297cm" svg:y1="3.841cm" svg:x2="2.373cm" svg:y2="9.457cm" draw:start-shape="id8" draw:start-glue-point="2" draw:end-shape="id5" svg:d="m11297 3841c0 1587-8924-1221-8924 5616">
          <text:p/>
        </draw:connector>
        <draw:connector draw:style-name="gr5" draw:layer="layout" draw:type="curve" svg:x1="11.297cm" svg:y1="3.841cm" svg:x2="9.798cm" svg:y2="6.575cm" draw:start-shape="id8" draw:start-glue-point="2" draw:end-shape="id4" svg:d="m11297 3841c0 2050-1499 684-1499 2734">
          <text:p/>
        </draw:connector>
        <draw:connector draw:style-name="gr5" draw:layer="layout" draw:type="curve" draw:line-skew="-0.271cm" svg:x1="11.297cm" svg:y1="3.841cm" svg:x2="12.6cm" svg:y2="11.386cm" draw:start-shape="id8" draw:start-glue-point="2" draw:end-shape="id3" draw:end-glue-point="0" svg:d="m11297 3841c0 5253 1303 1481 1303 7545">
          <text:p/>
        </draw:connector>
        <draw:connector draw:style-name="gr5" draw:layer="layout" draw:type="curve" draw:line-skew="1.615cm" svg:x1="11.297cm" svg:y1="3.841cm" svg:x2="9.071cm" svg:y2="13.755cm" draw:start-shape="id8" draw:start-glue-point="2" draw:end-shape="id1" draw:end-glue-point="0" svg:d="m11297 3841c0 9858-2226 4901-2226 9914">
          <text:p/>
        </draw:connector>
        <draw:connector draw:style-name="gr5" draw:layer="layout" draw:type="curve" draw:line-skew="-4.406cm 3.501cm" svg:x1="11.297cm" svg:y1="3.841cm" svg:x2="11.565cm" svg:y2="16.244cm" draw:start-shape="id8" draw:start-glue-point="2" draw:end-shape="id2" draw:end-glue-point="1" svg:d="m11297 3841c0 2382 2135 1985 3703 4490s2568 7913-3435 7913">
          <text:p/>
        </draw:connector>
        <draw:frame draw:style-name="gr3" draw:id="id9" draw:layer="layout" svg:width="0.925cm" svg:height="0.83cm" svg:x="21.561cm" svg:y="3.022cm">
          <draw:text-box>
            <text:p>A</text:p>
          </draw:text-box>
        </draw:frame>
        <draw:frame draw:style-name="gr3" draw:id="id10" draw:layer="layout" svg:width="0.925cm" svg:height="0.83cm" svg:x="19.762cm" svg:y="5.722cm">
          <draw:text-box>
            <text:p>B</text:p>
          </draw:text-box>
        </draw:frame>
        <draw:connector draw:style-name="gr5" draw:layer="layout" draw:type="curve" svg:x1="22.023cm" svg:y1="3.852cm" svg:x2="20.224cm" svg:y2="5.722cm" draw:start-shape="id9" draw:start-glue-point="2" draw:end-shape="id10" svg:d="m22023 3852c0 1402-1799 468-1799 1870">
          <text:p/>
        </draw:connector>
        <draw:frame draw:style-name="gr6" draw:layer="layout" svg:width="8.671cm" svg:height="4.304cm" svg:x="16.729cm" svg:y="9.797cm">
          <draw:text-box>
            <text:list text:style-name="L2">
              <text:list-item>
                <text:p><text:s/><text:span text:style-name="T1">Les classes de A sont des spécialisations des classes de B, de C et de D</text:span></text:p>
              </text:list-item>
              <text:list-item>
                <text:p><text:s/><text:span text:style-name="T2">Les disjonctions entre classes de B et de C sont nécessairement déclarées dans A</text:span></text:p>
              </text:list-item>
            </text:list>
          </draw:text-box>
        </draw:frame>
        <draw:frame draw:style-name="gr3" draw:id="id11" draw:layer="layout" svg:width="0.959cm" svg:height="0.83cm" svg:x="23.663cm" svg:y="5.722cm">
          <draw:text-box>
            <text:p>C</text:p>
          </draw:text-box>
        </draw:frame>
        <draw:connector draw:style-name="gr5" draw:layer="layout" draw:type="curve" svg:x1="22.023cm" svg:y1="3.852cm" svg:x2="24.142cm" svg:y2="5.722cm" draw:start-shape="id9" draw:start-glue-point="2" draw:end-shape="id11" svg:d="m22023 3852c0 1402 2119 468 2119 1870">
          <text:p/>
        </draw:connector>
        <draw:frame draw:style-name="gr3" draw:id="id12" draw:layer="layout" svg:width="0.959cm" svg:height="0.83cm" svg:x="21.563cm" svg:y="8.122cm">
          <draw:text-box>
            <text:p>D</text:p>
          </draw:text-box>
        </draw:frame>
        <draw:connector draw:style-name="gr5" draw:layer="layout" draw:type="curve" svg:x1="20.224cm" svg:y1="6.552cm" svg:x2="22.042cm" svg:y2="8.122cm" draw:start-shape="id10" draw:start-glue-point="2" draw:end-shape="id12" draw:end-glue-point="0" svg:d="m20224 6552c0 1177 1818 393 1818 1570">
          <text:p/>
        </draw:connector>
        <draw:connector draw:style-name="gr5" draw:layer="layout" draw:type="curve" svg:x1="24.142cm" svg:y1="6.552cm" svg:x2="22.042cm" svg:y2="8.122cm" draw:start-shape="id11" draw:start-glue-point="2" draw:end-shape="id12" svg:d="m24142 6552c0 1177-2100 393-2100 1570">
          <text:p/>
        </draw:connector>
        <draw:connector draw:style-name="gr5" draw:layer="layout" draw:type="curve" svg:x1="22.023cm" svg:y1="3.852cm" svg:x2="22.042cm" svg:y2="8.122cm" draw:start-shape="id9" draw:start-glue-point="2" draw:end-shape="id12" svg:d="m22023 3852c0 3202 19 1068 19 4270">
          <text:p/>
        </draw:connector>
        <presentation:notes draw:style-name="dp2">
          <draw:custom-shape draw:style-name="gr7" draw:text-style-name="P1" draw:layer="layout" svg:width="12.7cm" svg:height="9.525cm" svg:x="3.175cm" svg:y="1.905cm">
            <text:p/>
            <draw:enhanced-geometry svg:viewBox="0 0 21600 21600" draw:type="mso-spt202" draw:enhanced-path="M 0 0 L 21600 0 21600 21600 0 21600 0 0 Z N"/>
          </draw:custom-shape>
          <draw:frame presentation:style-name="pr2" draw:text-style-name="P2" draw:layer="layout" svg:width="15.222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ONERA-THALES-background" style:family="presentation">
      <style:graphic-properties draw:stroke="none" draw:fill="none"/>
      <style:text-properties style:letter-kerning="true"/>
    </style:style>
    <style:style style:name="ONERA-THALES-backgroundobjects" style:family="presentation">
      <style:graphic-properties draw:shadow="hidden" draw:shadow-offset-x="0.3cm" draw:shadow-offset-y="0.3cm" draw:shadow-color="#808080"/>
      <style:text-properties style:letter-kerning="true"/>
    </style:style>
    <style:style style:name="ONERA-THALE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RA-THALES-outline1" style:family="presentation">
      <style:graphic-properties draw:stroke="none" draw:fill="none">
        <text:list-style style:name="ONERA-THALE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outline2" style:family="presentation" style:parent-style-name="ONERA-THALES-outline1">
      <style:paragraph-properties fo:margin-top="0cm" fo:margin-bottom="0.4cm">
        <style:tab-stops>
          <style:tab-stop style:position="0.45cm"/>
        </style:tab-stops>
      </style:paragraph-properties>
      <style:text-properties fo:font-size="18pt" style:font-size-asian="28pt" style:font-size-complex="28pt"/>
    </style:style>
    <style:style style:name="ONERA-THALES-outline3" style:family="presentation" style:parent-style-name="ONERA-THALES-outline2">
      <style:paragraph-properties fo:margin-top="0cm" fo:margin-bottom="0.2cm"/>
      <style:text-properties fo:font-size="16pt" style:font-size-asian="24pt" style:font-size-complex="24pt"/>
    </style:style>
    <style:style style:name="ONERA-THALES-outline4" style:family="presentation" style:parent-style-name="ONERA-THALES-outline3">
      <style:paragraph-properties fo:margin-top="0cm" fo:margin-bottom="0.2cm"/>
      <style:text-properties fo:font-size="20pt" style:font-size-asian="20pt" style:font-size-complex="20pt"/>
    </style:style>
    <style:style style:name="ONERA-THALES-outline5" style:family="presentation" style:parent-style-name="ONERA-THALES-outline4">
      <style:paragraph-properties fo:margin-top="0cm" fo:margin-bottom="0.1cm"/>
      <style:text-properties fo:font-size="20pt" style:font-size-asian="20pt" style:font-size-complex="20pt"/>
    </style:style>
    <style:style style:name="ONERA-THALES-outline6" style:family="presentation" style:parent-style-name="ONERA-THALES-outline5">
      <style:paragraph-properties fo:margin-top="0cm" fo:margin-bottom="0.1cm"/>
      <style:text-properties fo:font-size="20pt" style:font-size-asian="20pt" style:font-size-complex="20pt"/>
    </style:style>
    <style:style style:name="ONERA-THALES-outline7" style:family="presentation" style:parent-style-name="ONERA-THALES-outline6">
      <style:paragraph-properties fo:margin-top="0cm" fo:margin-bottom="0.1cm"/>
      <style:text-properties fo:font-size="20pt" style:font-size-asian="20pt" style:font-size-complex="20pt"/>
    </style:style>
    <style:style style:name="ONERA-THALES-outline8" style:family="presentation" style:parent-style-name="ONERA-THALES-outline7">
      <style:paragraph-properties fo:margin-top="0cm" fo:margin-bottom="0.1cm"/>
      <style:text-properties fo:font-size="20pt" style:font-size-asian="20pt" style:font-size-complex="20pt"/>
    </style:style>
    <style:style style:name="ONERA-THALES-outline9" style:family="presentation" style:parent-style-name="ONERA-THALES-outline8">
      <style:paragraph-properties fo:margin-top="0cm" fo:margin-bottom="0.1cm"/>
      <style:text-properties fo:font-size="20pt" style:font-size-asian="20pt" style:font-size-complex="20pt"/>
    </style:style>
    <style:style style:name="ONERA-THALES-subtitle" style:family="presentation">
      <style:graphic-properties draw:stroke="none" draw:fill="none" draw:textarea-vertical-align="middle">
        <text:list-style style:name="ONERA-THAL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title" style:family="presentation">
      <style:graphic-properties draw:stroke="none" draw:fill="none" draw:textarea-vertical-align="middle">
        <text:list-style style:name="ONERA-THAL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ONERA-THALES-outline1" style:list-style-name="ML4">
      <style:graphic-properties draw:auto-grow-height="false" fo:min-height="12.573cm"/>
    </style:style>
    <style:style style:name="Mpr60" style:family="presentation" style:parent-style-name="ONERA-THALES-backgroundobjects">
      <style:graphic-properties draw:stroke="none" draw:fill="none" draw:fill-color="#ffffff" draw:auto-grow-height="false" fo:min-height="1.314cm"/>
    </style:style>
    <style:style style:name="Mpr61"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2"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3"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4"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ber&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ber&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8700000022BDA0E7E32.jpg" xlink:type="simple" xlink:show="embed" xlink:actuate="onLoad">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ber&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style:master-page style:name="ONERA-THALES" style:page-layout-name="PM1" draw:style-name="Mdp1">
      <draw:frame presentation:style-name="ONERA-THALES-title" draw:layer="backgroundobjects" svg:width="21cm" svg:height="2cm" svg:x="0.4cm" svg:y="0.2cm" presentation:class="title" presentation:placeholder="true">
        <draw:text-box/>
      </draw:frame>
      <draw:frame presentation:style-name="Mpr59"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presentation:style-name="Mpr60" draw:layer="backgroundobjects" svg:width="3cm" svg:height="0.62cm" svg:x="22cm" svg:y="17cm" presentation:class="date-time">
        <draw:text-box>
          <text:p text:style-name="MP11"><text:span text:style-name="MT4"><presentation:date-time/></text:span></text:p>
        </draw:text-box>
      </draw:frame>
      <draw:frame presentation:style-name="Mpr60" draw:layer="backgroundobjects" svg:width="3cm" svg:height="0.86cm" svg:x="22cm" svg:y="18cm" presentation:class="page-number">
        <draw:text-box>
          <text:p text:style-name="MP11"><text:span text:style-name="MT4"><text:page-number>&lt;number&gt;</text:page-number></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599cm" svg:height="0.789cm" svg:x="0.901cm" svg:y="16.921cm">
        <draw:image xlink:href="Pictures/10000000000000CB0000002E6E0D23BB.png" xlink:type="simple" xlink:show="embed" xlink:actuate="onLoad">
          <text:p/>
        </draw:image>
      </draw:frame>
      <draw:frame draw:style-name="Mgr6" draw:text-style-name="MP7" draw:layer="backgroundobjects" svg:width="3.486cm" svg:height="0.906cm" svg:x="1.009cm" svg:y="17.792cm">
        <draw:image xlink:href="Pictures/10000000000000AE0000003A5A143551.png" xlink:type="simple" xlink:show="embed" xlink:actuate="onLoad">
          <text:p/>
        </draw:image>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1" draw:text-style-name="MP13" draw:layer="backgroundobjects" svg:width="8.237cm" svg:height="1.267cm" svg:x="0.001cm" svg:y="0.001cm" presentation:class="header">
          <draw:text-box>
            <text:p text:style-name="MP12"><text:span text:style-name="MT5"><presentation:header/></text:span></text:p>
          </draw:text-box>
        </draw:frame>
        <draw:frame presentation:style-name="Mpr62"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ONERA-THALES-title" draw:layer="backgroundobjects" svg:width="12.682cm" svg:height="9.522cm" svg:x="3.175cm" svg:y="1.904cm" presentation:class="page"/>
        <draw:frame presentation:style-name="ONERA-THALES-notes" draw:layer="backgroundobjects" svg:width="15.222cm" svg:height="11.427cm" svg:x="1.905cm" svg:y="12.065cm" presentation:class="notes" presentation:placeholder="true">
          <draw:text-box/>
        </draw:frame>
        <draw:frame presentation:style-name="Mpr63" draw:text-style-name="MP13" draw:layer="backgroundobjects" svg:width="8.237cm" svg:height="1.253cm" svg:x="0.001cm" svg:y="24.125cm" presentation:class="footer">
          <draw:text-box>
            <text:p text:style-name="MP12"><text:span text:style-name="MT5"><presentation:footer/></text:span></text:p>
          </draw:text-box>
        </draw:frame>
        <draw:frame presentation:style-name="Mpr64"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Example of the template use</dc:title>
    <meta:editing-cycles>183</meta:editing-cycles>
    <meta:editing-duration>PT39H03M35S</meta:editing-duration>
    <meta:creation-date>2011-05-18T08:15:53</meta:creation-date>
    <meta:generator>OpenOffice.org/3.2$Linux OpenOffice.org_project/320m12$Build-9483</meta:generator>
    <dc:description>bpatin - 06/06/2010
- intégration du nouveau fond de planche
- résolution du bogue (lien non résolu)</dc:description>
    <meta:initial-creator>Jean-Loup Farges</meta:initial-creator>
    <dc:date>2011-12-12T18:19:41</dc:date>
    <dc:creator>Jean-Loup Farges</dc:creator>
    <meta:document-statistic meta:object-count="433"/>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ONERA</meta:user-defined>
    <meta:user-defined meta:name="referenceDocument"/>
    <meta:user-defined meta:name="statusDocument">approved</meta:user-defined>
    <meta:user-defined meta:name="titreDocument">Présentation à CAR 2011</meta:user-defined>
  </office:meta>
</office:document-meta>
</file>